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214532" officeooo:paragraph-rsid="0021453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e498c" officeooo:paragraph-rsid="001e498c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size="18pt" fo:font-weight="bold" officeooo:rsid="001e498c" officeooo:paragraph-rsid="001e498c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e498c" officeooo:paragraph-rsid="001f81d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f81de" officeooo:paragraph-rsid="001f81d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fo:font-size="12pt" fo:font-weight="bold" officeooo:rsid="001e498c" officeooo:paragraph-rsid="001e498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f81de" officeooo:paragraph-rsid="001f81de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weight="normal" officeooo:rsid="00214532" officeooo:paragraph-rsid="00214532" style:font-weight-asian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font-size="14pt" style:text-underline-style="solid" style:text-underline-width="auto" style:text-underline-color="font-color" fo:font-weight="bold" officeooo:rsid="001e498c" officeooo:paragraph-rsid="001e498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f81de" officeooo:paragraph-rsid="001f81de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top="0cm" fo:margin-bottom="0.046cm" style:contextual-spacing="false" fo:line-height="100%" fo:text-align="start" style:justify-single-word="false"/>
      <style:text-properties officeooo:paragraph-rsid="001e498c"/>
    </style:style>
    <style:style style:name="P12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1e498c"/>
    </style:style>
    <style:style style:name="P13" style:family="paragraph" style:parent-style-name="Text_20_body">
      <style:paragraph-properties fo:line-height="100%" fo:text-align="start" style:justify-single-word="false"/>
      <style:text-properties fo:font-size="14pt" fo:font-weight="bold" officeooo:rsid="001f81de" officeooo:paragraph-rsid="002171c0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font-weight="bold" officeooo:rsid="001f81de" officeooo:paragraph-rsid="002171c0" style:font-size-asian="14pt" style:font-weight-asian="bold" style:font-size-complex="14pt" style:font-weight-complex="bold"/>
    </style:style>
    <style:style style:name="T1" style:family="text">
      <style:text-properties officeooo:rsid="001f81d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81de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f81de" style:font-style-asian="italic" style:font-weight-asian="bold" style:font-style-complex="italic" style:font-weight-complex="bold"/>
    </style:style>
    <style:style style:name="T6" style:family="text">
      <style:text-properties fo:font-size="12pt" fo:font-style="italic" officeooo:rsid="001e498c" style:font-size-asian="10.5pt" style:font-style-asian="italic" style:font-size-complex="12pt" style:font-style-complex="italic"/>
    </style:style>
    <style:style style:name="T7" style:family="text">
      <style:text-properties fo:font-size="12pt" fo:font-style="italic" style:text-underline-style="solid" style:text-underline-width="auto" style:text-underline-color="font-color" officeooo:rsid="001e498c" style:font-size-asian="10.5pt" style:font-style-asian="italic" style:font-size-complex="12pt" style:font-style-complex="italic"/>
    </style:style>
    <style:style style:name="T8" style:family="text">
      <style:text-properties fo:font-size="12pt" fo:font-weight="normal" officeooo:rsid="001e498c" style:font-size-asian="10.5pt" style:font-weight-asian="normal" style:font-size-complex="12pt" style:font-weight-complex="normal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istorias de usuario</text:p>
      <text:p text:style-name="P3">Proyecto 1</text:p>
      <text:p text:style-name="P3"/>
      <text:p text:style-name="P9">Cliente :</text:p>
      <text:p text:style-name="P6"/>
      <text:p text:style-name="P11"><text:span text:style-name="T4">Como cliente</text:span>, quiero poder registrarme con un login y una contraseña para tener mi cuenta personal en la plataforma.</text:p>
      <text:p text:style-name="P12"><text:span text:style-name="T4">Criterio de aceptación</text:span>: El login es único y la contraseña se almacena de forma segura. </text:p>
      <text:p text:style-name="P12"/>
      <text:p text:style-name="P12"><text:span text:style-name="T4">Como cliente</text:span>, quiero consultar los eventos disponibles para elegir a cuál asistir.</text:p>
      <text:p text:style-name="P12"><text:span text:style-name="T4">Criterio de aceptación</text:span>: El sistema muestra la lista de eventos con nombre, fecha, lugar y tipo de boleta. </text:p>
      <text:p text:style-name="P12"/>
      <text:p text:style-name="P12"><text:span text:style-name="T4">Como cliente</text:span>, quiero comprar una o varias boletas para asistir a un evento. </text:p>
      <text:p text:style-name="P12"><text:span text:style-name="T4">Criterio de aceptación</text:span>: Se descuenta el valor total de mi saldo virtual si es suficiente, y se me asignan los tiquetes. </text:p>
      <text:p text:style-name="P12"/>
      <text:p text:style-name="P12"><text:span text:style-name="T4">Como cliente</text:span>, quiero ver mis tiquetes comprados y sus detalles (tipo, precio, fecha, evento) para mantener un control de mis compras. </text:p>
      <text:p text:style-name="P12"/>
      <text:p text:style-name="P12"><text:span text:style-name="T4">Como cliente</text:span>, quiero transferir un tiquete a otro usuario, para que esa persona pueda asistir al evento en mi lugar. </text:p>
      <text:p text:style-name="P12"><text:span text:style-name="T4">Criterio de aceptación</text:span>: No se permite la transferencia si el tiquete pertenece a un Pack Deluxe o si ya está vencido. </text:p>
      <text:p text:style-name="P12"/>
      <text:p text:style-name="P12"><text:span text:style-name="T4">Como cliente</text:span>, quiero solicitar un reembolso si el evento fue cancelado o si ya no puedo asistir. <text:span text:style-name="T4">Criterio de aceptación</text:span>: El administrador puede aceptar o rechazar la solicitud; el dinero se devuelve a mi saldo virtual. </text:p>
      <text:p text:style-name="P12"/>
      <text:p text:style-name="P12"/>
      <text:p text:style-name="P14"><text:span text:style-name="T9">Organizador:</text:span></text:p>
      <text:p text:style-name="P14"><text:span text:style-name="T7"/></text:p>
      <text:p text:style-name="P13"><text:span text:style-name="T6">Como organizador</text:span><text:span text:style-name="T8">, quiero crear un nuevo evento asignándole un nombre, una fecha y un lugar (venue) para ofrecerlo al público. </text:span></text:p>
      <text:p text:style-name="P4"><text:span text:style-name="T4">Criterio de aceptación</text:span>: Cada evento tiene un organizador y un lugar aprobados.</text:p>
      <text:p text:style-name="P4"/>
      <text:p text:style-name="P4"><text:span text:style-name="T4">Como organizador</text:span>, quiero definir los tipos y cantidades de tiquetes (simple, numerado, múltiple, pack deluxe) que estarán disponibles para mi evento. </text:p>
      <text:p text:style-name="P4"/>
      <text:p text:style-name="P4"><text:span text:style-name="T4">Como organizador</text:span>, quiero consultar mis ganancias y estadísticas de venta para evaluar el rendimiento de mis eventos. </text:p>
      <text:p text:style-name="P4"><text:span text:style-name="T4">Criterio de aceptación</text:span>: El sistema muestra las ganancias sin incluir la tarifa de servicio. </text:p>
      <text:p text:style-name="P4"/>
      <text:p text:style-name="P4"><text:span text:style-name="T5">Como</text:span><text:span text:style-name="T4"> organizador</text:span>, quiero proponer nuevos lugares (venues) para realizar eventos futuros, que luego deberán ser aprobados por el administrador. </text:p>
      <text:p text:style-name="P4"><text:span text:style-name="T4">Criterio de aceptación</text:span>: El administrador recibe la solicitud y puede aprobar o rechazar el lugar. </text:p>
      <text:p text:style-name="P4"/>
      <text:p text:style-name="P4"><text:span text:style-name="T4">Como organizador</text:span>, quiero cancelar un evento, con autorización del administrador, en caso de imprevistos o baja demanda. </text:p>
      <text:p text:style-name="P4"><text:soft-page-break/><text:span text:style-name="T4">Criterio de aceptación</text:span>: El sistema actualiza el estado del evento y permite los reembolsos correspondientes. </text:p>
      <text:p text:style-name="P4"/>
      <text:p text:style-name="P4"/>
      <text:p text:style-name="P10">Administrador :</text:p>
      <text:p text:style-name="P7"/>
      <text:p text:style-name="P5"><text:span text:style-name="T4">Como administrador</text:span>, quiero aprobar o rechazar los nuevos lugares propuestos por los organizadores para asegurar que cumplan con las condiciones necesarias.</text:p>
      <text:p text:style-name="P5"><text:span text:style-name="T4">Criterio de aceptación</text:span>: El sistema muestra la lista de solicitudes pendientes y permite marcar cada lugar como “aprobado” o “rechazado”. </text:p>
      <text:p text:style-name="P5"/>
      <text:p text:style-name="P5"><text:span text:style-name="T4">Como administrador</text:span>, quiero fijar el cargo por servicio para cada tipo de evento, de manera que se pueda calcular la ganancia de la plataforma. </text:p>
      <text:p text:style-name="P5"><text:span text:style-name="T4">Criterio de aceptación</text:span>: El cargo se guarda correctamente y se aplica en todas las compras nuevas de ese tipo de evento. </text:p>
      <text:p text:style-name="P5"/>
      <text:p text:style-name="P5"><text:span text:style-name="T4">Como administrador</text:span>, quiero definir el cargo fijo de emisión de tiquetes, el cual debe aplicarse a todos los tipos de eventos por igual. </text:p>
      <text:p text:style-name="P5">El cargo se actualiza para todos los eventos y se refleja en el precio final mostrado al cliente. </text:p>
      <text:p text:style-name="P5"><text:span text:style-name="T4">Criterio de aceptación</text:span>: El sistema actualiza el estado del evento a “cancelado” y los clientes reciben un reembolso completo. </text:p>
      <text:p text:style-name="P5"/>
      <text:p text:style-name="P5"><text:span text:style-name="T4">Como administrador</text:span>, quiero cancelar eventos cuando sea necesario para mantener el correcto funcionamiento del sistema. </text:p>
      <text:p text:style-name="P5"/>
      <text:p text:style-name="P5"><text:span text:style-name="T4">Como administrador</text:span>, quiero consultar las ganancias generales de la plataforma por fecha, evento u organizador, para llevar control financiero. </text:p>
      <text:p text:style-name="P5"><text:span text:style-name="T4">Criterio de aceptación</text:span>: Los valores incluyen las tarifas de servicio. </text:p>
      <text:p text:style-name="P5"/>
      <text:p text:style-name="P5"><text:span text:style-name="T4">Como administrador</text:span>, quiero gestionar los usuarios (clientes y organizadores)para mantener actualizada la base de datos del sistema. </text:p>
      <text:p text:style-name="P5"><text:span text:style-name="T4">Criterio de aceptación</text:span>: El sistema permite crear, modificar, suspender o eliminar usuarios y mantiene la unicidad del login. </text:p>
      <text:p text:style-name="P2"/>
      <text:p text:style-name="P1">Definition of dome:</text:p>
      <text:p text:style-name="P8"/>
      <text:p text:style-name="P8">Una historia de usuario se considera terminada cuando todas las condiciones funcionales son respetadas, las reglas del dominio se aplican correctamente, las excepciones son manejadas y los objetos persistentes (clientes, organizadores, eventos, tiquetes) son guardados y leídos correctamente desde los archivos serializado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8T19:28:36.875000000</meta:creation-date>
    <meta:generator>LibreOffice/7.4.2.3$Windows_X86_64 LibreOffice_project/382eef1f22670f7f4118c8c2dd222ec7ad009daf</meta:generator>
    <dc:date>2025-10-18T20:07:45.343000000</dc:date>
    <meta:editing-duration>PT39M8S</meta:editing-duration>
    <meta:editing-cycles>4</meta:editing-cycles>
    <meta:document-statistic meta:table-count="0" meta:image-count="0" meta:object-count="0" meta:page-count="2" meta:paragraph-count="38" meta:word-count="626" meta:character-count="4122" meta:non-whitespace-character-count="3506"/>
  </office:meta>
</office:document-meta>
</file>